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1.7346in"/>
    </style:style>
    <style:style style:name="co4" style:family="table-column">
      <style:table-column-properties fo:break-before="auto" style:column-width="0.9638in"/>
    </style:style>
    <style:style style:name="co5" style:family="table-column">
      <style:table-column-properties fo:break-before="auto" style:column-width="0.398in"/>
    </style:style>
    <style:style style:name="co6" style:family="table-column">
      <style:table-column-properties fo:break-before="auto" style:column-width="1.6319in"/>
    </style:style>
    <style:style style:name="co7" style:family="table-column">
      <style:table-column-properties fo:break-before="auto" style:column-width="1.9665in"/>
    </style:style>
    <style:style style:name="co8" style:family="table-column">
      <style:table-column-properties fo:break-before="auto" style:column-width="2.5283in"/>
    </style:style>
    <style:style style:name="co9" style:family="table-column">
      <style:table-column-properties fo:break-before="auto" style:column-width="1.0028in"/>
    </style:style>
    <style:style style:name="co10" style:family="table-column">
      <style:table-column-properties fo:break-before="auto" style:column-width="0.6807in"/>
    </style:style>
    <style:style style:name="co11" style:family="table-column">
      <style:table-column-properties fo:break-before="auto" style:column-width="0.6602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15in" fo:break-before="auto" style:use-optimal-row-height="false"/>
    </style:style>
    <style:style style:name="ro5" style:family="table-row">
      <style:table-row-properties style:row-height="0.2984in" fo:break-before="auto" style:use-optimal-row-height="true"/>
    </style:style>
    <style:style style:name="ro6" style:family="table-row">
      <style:table-row-properties style:row-height="0.1591in" fo:break-before="auto" style:use-optimal-row-height="true"/>
    </style:style>
    <style:style style:name="ro7" style:family="table-row">
      <style:table-row-properties style:row-height="0.1665in" fo:break-before="auto" style:use-optimal-row-height="true"/>
    </style:style>
    <style:style style:name="ta1" style:family="table" style:master-page-name="PageStyle_5f_Rings_20_v3.0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 style:data-style-name="N0">
      <style:table-cell-properties fo:border-bottom="none" fo:background-color="#0000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0">
      <style:table-cell-properties fo:background-color="#0000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 style:data-style-name="N0">
      <style:table-cell-properties fo:background-color="#0000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Default" style:data-style-name="N0">
      <style:table-cell-properties fo:background-color="#00ff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 style:data-style-name="N0">
      <style:table-cell-properties fo:background-color="#ff400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fo:background-color="#81d41a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fo:background-color="#0000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 style:data-style-name="N4"/>
    <style:style style:name="ce20" style:family="table-cell" style:parent-style-name="Default" style:data-style-name="N0">
      <style:table-cell-properties fo:background-color="#0000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fo:background-color="#0000ff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Default" style:data-style-name="N100">
      <style:table-cell-properties fo:background-color="#00ff00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135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35">
      <style:table-cell-properties fo:background-color="#0000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" style:family="table-cell" style:parent-style-name="Default" style:data-style-name="N135">
      <style:table-cell-properties fo:background-color="#00ff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0">
      <style:table-cell-properties fo:border-bottom="none" fo:background-color="#0000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b7b7b7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fo:background-color="#0000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fo:background-color="#00ff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fo:border-bottom="none" fo:background-color="#0000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" style:family="table-cell" style:parent-style-name="Default" style:data-style-name="N0">
      <style:table-cell-properties fo:background-color="#0000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ings v3.0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6" table:default-cell-style-name="ce5"/>
        <table:table-column table:style-name="co11" table:number-columns-repeated="1535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ings, v3.0</text:p>
          </table:table-cell>
          <table:covered-table-cell table:number-columns-repeated="10" table:style-name="ce1"/>
          <table:table-cell table:number-columns-repeated="16373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table:number-columns-repeated="2"/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ecs</text:p>
          </table:table-cell>
          <table:table-cell table:style-name="ce21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8" office:value-type="string" calcext:value-type="string">
            <text:p>Ref. Mouser</text:p>
          </table:table-cell>
          <table:table-cell table:style-name="ce32" office:value-type="string" calcext:value-type="string">
            <text:p>References</text:p>
          </table:table-cell>
          <table:table-cell table:style-name="ce38"/>
          <table:table-cell table:number-columns-repeated="16373"/>
        </table:table-row>
        <table:table-row table:style-name="ro3">
          <table:table-cell table:style-name="ce3" office:value-type="string" calcext:value-type="string" table:number-columns-spanned="9" table:number-rows-spanned="1">
            <text:p>SMT parts</text:p>
          </table:table-cell>
          <table:covered-table-cell table:number-columns-repeated="8" table:style-name="ce3"/>
          <table:table-cell table:style-name="ce33"/>
          <table:table-cell table:style-name="ce39"/>
          <table:table-cell table:number-columns-repeated="16373"/>
        </table:table-row>
        <table:table-row table:style-name="ro2">
          <table:table-cell table:style-name="ce4" office:value-type="string" calcext:value-type="string">
            <text:p>R2</text:p>
          </table:table-cell>
          <table:table-cell table:style-name="ce9" office:value-type="string" calcext:value-type="string">
            <text:p>???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istor, 5%, 250mW</text:p>
          </table:table-cell>
          <table:table-cell/>
          <table:table-cell table:style-name="ce22" office:value-type="float" office:value="4.7" calcext:value-type="float">
            <text:p>4,7</text:p>
          </table:table-cell>
          <table:table-cell table:style-name="ce27" office:value-type="float" office:value="1206" calcext:value-type="float">
            <text:p>1206</text:p>
          </table:table-cell>
          <table:table-cell table:style-name="ce4" office:value-type="string" calcext:value-type="string">
            <text:p>667-ERJ-8GEYJ4R7V</text:p>
          </table:table-cell>
          <table:table-cell table:number-columns-repeated="16375"/>
        </table:table-row>
        <table:table-row table:style-name="ro2">
          <table:table-cell table:style-name="ce4" office:value-type="string" calcext:value-type="string">
            <text:p>R1, R3, R4, R5</text:p>
          </table:table-cell>
          <table:table-cell table:style-name="ce4" office:value-type="string" calcext:value-type="string">
            <text:p><text:a xlink:href="https://www.tme.eu/fr/en/katalog/smd-resistors_100300/?params=2932:1620227;39:1819327,1819613;38:1436631&amp;onlyInStock=1&amp;productListOrderBy=1000014" xlink:type="simple">https://www.tme.eu/fr/en/katalog/smd-resistors_100300/?params=2932:1620227;39:1819327,1819613;38:1436631&amp;onlyInStock=1&amp;productListOrderBy=1000014</text:a>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22" office:value-type="float" office:value="180" calcext:value-type="float">
            <text:p>180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667-ERJ-3EKF1800V</text:p>
          </table:table-cell>
          <table:table-cell table:number-columns-repeated="16375"/>
        </table:table-row>
        <table:table-row table:style-name="ro2">
          <table:table-cell table:style-name="ce4" office:value-type="string" calcext:value-type="string">
            <text:p>R55, R56</text:p>
          </table:table-cell>
          <table:table-cell table:style-name="ce4" office:value-type="string" calcext:value-type="string">
            <text:p><text:a xlink:href="https://www.tme.eu/fr/en/katalog/smd-resistors_100300/?params=2932:1620227;39:1819613,1819327;38:1436649&amp;onlyInStock=1&amp;productListOrderBy=1000014" xlink:type="simple">https://www.tme.eu/fr/en/katalog/smd-resistors_100300/?params=2932:1620227;39:1819613,1819327;38:1436649&amp;onlyInStock=1&amp;productListOrderBy=1000014</text:a>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22" office:value-type="string" calcext:value-type="string">
            <text:p>1.0k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667-ERJ-3EKF1001V</text:p>
          </table:table-cell>
          <table:table-cell/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R12, R16, R17</text:p>
          </table:table-cell>
          <table:table-cell table:style-name="ce4" office:value-type="string" calcext:value-type="string">
            <text:p><text:a xlink:href="https://www.tme.eu/fr/en/katalog/smd-resistors_100300/?params=2932:1620227;39:1819613,1819327;38:1436656&amp;onlyInStock=1&amp;productListOrderBy=1000014" xlink:type="simple">https://www.tme.eu/fr/en/katalog/smd-resistors_100300/?params=2932:1620227;39:1819613,1819327;38:1436656&amp;onlyInStock=1&amp;productListOrderBy=1000014</text:a>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22" office:value-type="string" calcext:value-type="string">
            <text:p>2.2k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667-ERJ-3EKF2201V</text:p>
          </table:table-cell>
          <table:table-cell/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R40, R43, R51</text:p>
          </table:table-cell>
          <table:table-cell table:style-name="ce4" office:value-type="string" calcext:value-type="string">
            <text:p><text:a xlink:href="https://www.tme.eu/fr/en/katalog/smd-resistors_100300/?params=2932:1620227;39:1819613,1819327;38:1436668&amp;onlyInStock=1&amp;productListOrderBy=1000014" xlink:type="simple">https://www.tme.eu/fr/en/katalog/smd-resistors_100300/?params=2932:1620227;39:1819613,1819327;38:1436668&amp;onlyInStock=1&amp;productListOrderBy=1000014</text:a>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22" office:value-type="string" calcext:value-type="string">
            <text:p>6.8k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667-ERJ-3EKF6801V</text:p>
          </table:table-cell>
          <table:table-cell/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R6, R7, R8</text:p>
          </table:table-cell>
          <table:table-cell table:style-name="ce10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22" office:value-type="string" calcext:value-type="string">
            <text:p>10k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667-ERJ-3EKF1002V</text:p>
          </table:table-cell>
          <table:table-cell table:style-name="ce34" table:number-columns-repeated="2"/>
          <table:table-cell table:number-columns-repeated="16373"/>
        </table:table-row>
        <table:table-row table:style-name="ro2">
          <table:table-cell table:style-name="ce4" office:value-type="string" calcext:value-type="string">
            <text:p>R18, R25, R26, R31, R32</text:p>
          </table:table-cell>
          <table:table-cell table:style-name="ce4" office:value-type="string" calcext:value-type="string">
            <text:p><text:a xlink:href="https://www.tme.eu/fr/en/katalog/smd-resistors_100300/?params=2932:1620227;39:1819327,1819613;38:1436679&amp;onlyInStock=1&amp;productListOrderBy=1000014" xlink:type="simple">https://www.tme.eu/fr/en/katalog/smd-resistors_100300/?params=2932:1620227;39:1819327,1819613;38:1436679&amp;onlyInStock=1&amp;productListOrderBy=1000014</text:a>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4" office:value-type="string" calcext:value-type="string">
            <text:p>20k</text:p>
          </table:table-cell>
          <table:table-cell table:style-name="ce4" table:formula="of:=&quot;0603&quot;" office:value-type="string" office:string-value="0603" calcext:value-type="string">
            <text:p>0603</text:p>
          </table:table-cell>
          <table:table-cell table:style-name="ce4" office:value-type="string" calcext:value-type="string">
            <text:p>667-ERJ-3EKF2002V</text:p>
          </table:table-cell>
          <table:table-cell table:style-name="ce34" table:number-columns-repeated="2"/>
          <table:table-cell table:number-columns-repeated="16373"/>
        </table:table-row>
        <table:table-row table:style-name="ro2">
          <table:table-cell table:style-name="ce4" office:value-type="string" calcext:value-type="string">
            <text:p>R27, R54</text:p>
          </table:table-cell>
          <table:table-cell table:style-name="ce4" office:value-type="string" calcext:value-type="string">
            <text:p><text:a xlink:href="https://www.tme.eu/fr/en/katalog/smd-resistors_100300/?params=2932:1620227;39:1819327,1819613;38:1436685&amp;onlyInStock=1&amp;productListOrderBy=1000014" xlink:type="simple">https://www.tme.eu/fr/en/katalog/smd-resistors_100300/?params=2932:1620227;39:1819327,1819613;38:1436685&amp;onlyInStock=1&amp;productListOrderBy=1000014</text:a>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22" office:value-type="string" calcext:value-type="string">
            <text:p>36k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667-ERJ-3EKF3602V</text:p>
          </table:table-cell>
          <table:table-cell table:style-name="ce34" table:number-columns-repeated="2"/>
          <table:table-cell table:number-columns-repeated="16373"/>
        </table:table-row>
        <table:table-row table:style-name="ro2">
          <table:table-cell table:style-name="ce4" office:value-type="string" calcext:value-type="string">
            <text:p>R13, R33, R38, R39, R41, R42, R44</text:p>
          </table:table-cell>
          <table:table-cell table:style-name="ce4" office:value-type="string" calcext:value-type="string">
            <text:p><text:a xlink:href="https://www.tme.eu/fr/en/katalog/smd-resistors_100300/?params=2932:1620227;39:1819613,1819327;38:1436688&amp;onlyInStock=1&amp;productListOrderBy=1000014" xlink:type="simple">https://www.tme.eu/fr/en/katalog/smd-resistors_100300/?params=2932:1620227;39:1819613,1819327;38:1436688&amp;onlyInStock=1&amp;productListOrderBy=1000014</text:a>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22" office:value-type="string" calcext:value-type="string">
            <text:p>47k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667-ERJ-3EKF4702V</text:p>
          </table:table-cell>
          <table:table-cell table:style-name="ce34" table:number-columns-repeated="2"/>
          <table:table-cell table:number-columns-repeated="16373"/>
        </table:table-row>
        <table:table-row table:style-name="ro2">
          <table:table-cell table:style-name="ce4" office:value-type="string" calcext:value-type="string">
            <text:p>R11, R14, R19, R21, R22, R34, R35, R52</text:p>
          </table:table-cell>
          <table:table-cell table:style-name="ce4" office:value-type="string" calcext:value-type="string">
            <text:p><text:a xlink:href="https://www.tme.eu/fr/en/katalog/smd-resistors_100300/?params=2932:1620227;39:1819613,1819327;38:1436696&amp;onlyInStock=1&amp;productListOrderBy=1000014" xlink:type="simple">https://www.tme.eu/fr/en/katalog/smd-resistors_100300/?params=2932:1620227;39:1819613,1819327;38:1436696&amp;onlyInStock=1&amp;productListOrderBy=1000014</text:a>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22" office:value-type="string" calcext:value-type="string">
            <text:p>100k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667-ERJ-3EKF1003V</text:p>
          </table:table-cell>
          <table:table-cell table:style-name="ce34" table:number-columns-repeated="2"/>
          <table:table-cell table:number-columns-repeated="16373"/>
        </table:table-row>
        <table:table-row table:style-name="ro2">
          <table:table-cell table:style-name="ce4" office:value-type="string" calcext:value-type="string">
            <text:p>R20, R23, R24, R36, R37</text:p>
          </table:table-cell>
          <table:table-cell table:style-name="ce4" office:value-type="string" calcext:value-type="string">
            <text:p><text:a xlink:href="https://www.tme.eu/fr/en/katalog/smd-resistors_100300/?params=2932:1620227;39:1819327,1819613;38:1436698&amp;onlyInStock=1&amp;productListOrderBy=1000014" xlink:type="simple">https://www.tme.eu/fr/en/katalog/smd-resistors_100300/?params=2932:1620227;39:1819327,1819613;38:1436698&amp;onlyInStock=1&amp;productListOrderBy=1000014</text:a>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4" office:value-type="string" calcext:value-type="string">
            <text:p>120k</text:p>
          </table:table-cell>
          <table:table-cell table:style-name="ce4" table:formula="of:=&quot;0603&quot;" office:value-type="string" office:string-value="0603" calcext:value-type="string">
            <text:p>0603</text:p>
          </table:table-cell>
          <table:table-cell table:style-name="ce4" office:value-type="string" calcext:value-type="string">
            <text:p>667-ERJ-3EKF1203V</text:p>
          </table:table-cell>
          <table:table-cell table:style-name="ce34" table:number-columns-repeated="2"/>
          <table:table-cell table:number-columns-repeated="16373"/>
        </table:table-row>
        <table:table-row table:style-name="ro2">
          <table:table-cell table:style-name="ce4" office:value-type="string" calcext:value-type="string">
            <text:p>R15</text:p>
          </table:table-cell>
          <table:table-cell table:style-name="ce4" office:value-type="string" calcext:value-type="string">
            <text:p><text:a xlink:href="https://www.tme.eu/fr/en/katalog/smd-resistors_100300/?params=2932:1620227;39:1819613,1819327;38:1436702&amp;onlyInStock=1&amp;productListOrderBy=1000014" xlink:type="simple">https://www.tme.eu/fr/en/katalog/smd-resistors_100300/?params=2932:1620227;39:1819613,1819327;38:1436702&amp;onlyInStock=1&amp;productListOrderBy=1000014</text:a>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22" office:value-type="string" calcext:value-type="string">
            <text:p>180k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667-ERJ-3EKF1803V</text:p>
          </table:table-cell>
          <table:table-cell/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R57</text:p>
          </table:table-cell>
          <table:table-cell table:style-name="ce4" office:value-type="string" calcext:value-type="string">
            <text:p><text:a xlink:href="https://www.tme.eu/fr/en/katalog/smd-resistors_100300/?params=2932:1620227;39:1819613,1819327;38:1436712&amp;onlyInStock=1&amp;productListOrderBy=1000014" xlink:type="simple">https://www.tme.eu/fr/en/katalog/smd-resistors_100300/?params=2932:1620227;39:1819613,1819327;38:1436712&amp;onlyInStock=1&amp;productListOrderBy=1000014</text:a>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22" office:value-type="string" calcext:value-type="string">
            <text:p>470k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667-ERJ-3EKF4703V</text:p>
          </table:table-cell>
          <table:table-cell/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R53</text:p>
          </table:table-cell>
          <table:table-cell table:style-name="ce4" office:value-type="string" calcext:value-type="string">
            <text:p><text:a xlink:href="https://www.tme.eu/fr/en/katalog/smd-resistors_100300/?params=2932:1620227;39:1819613,1819327;38:1436720&amp;onlyInStock=1&amp;productListOrderBy=1000014" xlink:type="simple">https://www.tme.eu/fr/en/katalog/smd-resistors_100300/?params=2932:1620227;39:1819613,1819327;38:1436720&amp;onlyInStock=1&amp;productListOrderBy=1000014</text:a>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esistor, 1%</text:p>
          </table:table-cell>
          <table:table-cell/>
          <table:table-cell table:style-name="ce22" office:value-type="string" calcext:value-type="string">
            <text:p>1.0M</text:p>
          </table:table-cell>
          <table:table-cell table:style-name="ce27" office:value-type="string" calcext:value-type="string">
            <text:p>0603</text:p>
          </table:table-cell>
          <table:table-cell table:style-name="ce29" office:value-type="string" calcext:value-type="string">
            <text:p>667-ERJ-3EKF1004V</text:p>
          </table:table-cell>
          <table:table-cell/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R50</text:p>
          </table:table-cell>
          <table:table-cell table:style-name="ce4" office:value-type="string" calcext:value-type="string">
            <text:p><text:a xlink:href="https://www.tme.eu/fr/en/katalog/smd-resistors_100300/?params=2932:1620227;39:1819327,1819321,1819613;38:1436731&amp;onlyInStock=1&amp;productListOrderBy=1000014" xlink:type="simple">https://www.tme.eu/fr/en/katalog/smd-resistors_100300/?params=2932:1620227;39:1819327,1819321,1819613;38:1436731&amp;onlyInStock=1&amp;productListOrderBy=1000014</text:a>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istor, &lt;=5%</text:p>
          </table:table-cell>
          <table:table-cell/>
          <table:table-cell table:style-name="ce4" office:value-type="string" calcext:value-type="string">
            <text:p>3.3M</text:p>
          </table:table-cell>
          <table:table-cell table:style-name="ce27" office:value-type="string" calcext:value-type="string">
            <text:p>0603</text:p>
          </table:table-cell>
          <table:table-cell table:style-name="ce29" office:value-type="string" calcext:value-type="string">
            <text:p>667-ERJ-3GEYJ335V</text:p>
          </table:table-cell>
          <table:table-cell/>
          <table:table-cell table:style-name="ce34"/>
          <table:table-cell table:number-columns-repeated="16373"/>
        </table:table-row>
        <table:table-row table:style-name="ro2">
          <table:table-cell table:style-name="ce4" table:number-columns-repeated="5"/>
          <table:table-cell/>
          <table:table-cell table:style-name="ce4"/>
          <table:table-cell table:style-name="ce27"/>
          <table:table-cell table:style-name="ce29"/>
          <table:table-cell/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C4, C5, C23, C24, C42, C43</text:p>
          </table:table-cell>
          <table:table-cell table:style-name="ce4" office:value-type="string" calcext:value-type="string">
            <text:p><text:a xlink:href="https://www.tme.eu/fr/en/details/cl10c180jb8nnnc/mlcc-smd-capacitors/samsung/" xlink:type="simple">https://www.tme.eu/fr/en/details/cl10c180jb8nnnc/mlcc-smd-capacitors/samsung/</text:a>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apacitor, ceramic, C0G</text:p>
          </table:table-cell>
          <table:table-cell/>
          <table:table-cell table:style-name="ce22" office:value-type="string" calcext:value-type="string">
            <text:p>18p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81-GRM185C1H180JA01J</text:p>
          </table:table-cell>
          <table:table-cell table:style-name="ce4" office:value-type="string" calcext:value-type="string">
            <text:p>Murata GRM1885C1H180JA01J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C49</text:p>
          </table:table-cell>
          <table:table-cell table:style-name="ce4" office:value-type="string" calcext:value-type="string">
            <text:p><text:a xlink:href="https://www.tme.eu/fr/en/details/gcm1885c2a221fa16d/mlcc-smd-capacitors/murata/" xlink:type="simple">https://www.tme.eu/fr/en/details/gcm1885c2a221fa16d/mlcc-smd-capacitors/murata/</text:a>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acitor, ceramic, C0G</text:p>
          </table:table-cell>
          <table:table-cell table:style-name="ce4" office:value-type="string" calcext:value-type="string">
            <text:p>&gt;= 16V, &lt;= 2%</text:p>
          </table:table-cell>
          <table:table-cell table:style-name="ce22" office:value-type="string" calcext:value-type="string">
            <text:p>220p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81-GRM185C1H221GA01D</text:p>
          </table:table-cell>
          <table:table-cell table:style-name="ce4" office:value-type="string" calcext:value-type="string">
            <text:p>Murata GRM185C1H221GA01D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C14, C29</text:p>
          </table:table-cell>
          <table:table-cell table:style-name="ce4" office:value-type="string" calcext:value-type="string">
            <text:p><text:a xlink:href="https://www.tme.eu/fr/en/details/grm1885c1h222ja01j/mlcc-smd-capacitors/murata/" xlink:type="simple">https://www.tme.eu/fr/en/details/grm1885c1h222ja01j/mlcc-smd-capacitors/murata/</text:a>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pacitor, ceramic, C0G</text:p>
          </table:table-cell>
          <table:table-cell table:style-name="ce4" office:value-type="string" calcext:value-type="string">
            <text:p>&gt;= 50V, &lt;= 5%</text:p>
          </table:table-cell>
          <table:table-cell table:style-name="ce4" office:value-type="string" calcext:value-type="string">
            <text:p>2.2n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81-GRM1885C1H222JA1J</text:p>
          </table:table-cell>
          <table:table-cell table:style-name="ce4" office:value-type="string" calcext:value-type="string">
            <text:p>Murata GRM1885C1H222JA01J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C26, C28, C36, C38</text:p>
          </table:table-cell>
          <table:table-cell table:style-name="ce4" office:value-type="string" calcext:value-type="string">
            <text:p><text:a xlink:href="https://www.tme.eu/fr/en/details/cc0603krx7r9103/mlcc-smd-capacitors/yageo/cc0603krx7r9bb103/" xlink:type="simple">https://www.tme.eu/fr/en/details/cc0603krx7r9103/mlcc-smd-capacitors/yageo/cc0603krx7r9bb103/</text:a>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apacitor, ceramic, X7R</text:p>
          </table:table-cell>
          <table:table-cell table:style-name="ce4" office:value-type="string" calcext:value-type="string">
            <text:p>&gt;= 50V, &lt;= 5%</text:p>
          </table:table-cell>
          <table:table-cell table:style-name="ce4" office:value-type="string" calcext:value-type="string">
            <text:p>10n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81-GRM18R71H103JA01D</text:p>
          </table:table-cell>
          <table:table-cell table:style-name="ce4" office:value-type="string" calcext:value-type="string">
            <text:p>Murata GRM188R71H103JA01D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C6, C9, C10, C11, C13, C15, C17, C19, C20, C25, C27, C31, C35, C37, C39, C44, C45, C47, C48</text:p>
          </table:table-cell>
          <table:table-cell table:style-name="ce4" office:value-type="string" calcext:value-type="string">
            <text:p><text:a xlink:href="https://www.tme.eu/fr/en/details/06035c104kat4a/mlcc-smd-capacitors/kyocera-avx/" xlink:type="simple">https://www.tme.eu/fr/en/details/06035c104kat4a/mlcc-smd-capacitors/kyocera-avx/</text:a>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Capacitor, ceramic, X7R</text:p>
          </table:table-cell>
          <table:table-cell table:style-name="ce4" office:value-type="string" calcext:value-type="string">
            <text:p>&gt;= 16V</text:p>
          </table:table-cell>
          <table:table-cell table:style-name="ce22" office:value-type="string" calcext:value-type="string">
            <text:p>100n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81-GRM188R71E104JA1J</text:p>
          </table:table-cell>
          <table:table-cell table:style-name="ce4" office:value-type="string" calcext:value-type="string">
            <text:p>Murata GRM188R71E104JA01J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C7, C18, C30</text:p>
          </table:table-cell>
          <table:table-cell table:style-name="ce4" office:value-type="string" calcext:value-type="string">
            <text:p><text:a xlink:href="https://www.tme.eu/fr/en/details/06035c104kat4a/mlcc-smd-capacitors/kyocera-avx/" xlink:type="simple">https://www.tme.eu/fr/en/details/06035c104kat4a/mlcc-smd-capacitors/kyocera-avx/</text:a>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pacitor, ceramic, X5R</text:p>
          </table:table-cell>
          <table:table-cell table:style-name="ce4" office:value-type="string" calcext:value-type="string">
            <text:p>&gt;= 10V</text:p>
          </table:table-cell>
          <table:table-cell table:style-name="ce22" office:value-type="string" calcext:value-type="string">
            <text:p>1u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81-GRM18R61A105KA61J</text:p>
          </table:table-cell>
          <table:table-cell table:style-name="ce4" office:value-type="string" calcext:value-type="string">
            <text:p>Murata GRM18R61A105KA61J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C16, C22</text:p>
          </table:table-cell>
          <table:table-cell table:style-name="ce4" office:value-type="string" calcext:value-type="string">
            <text:p><text:a xlink:href="https://www.tme.eu/fr/en/details/cl10a225ko8nnnc/mlcc-smd-capacitors/samsung/" xlink:type="simple">https://www.tme.eu/fr/en/details/cl10a225ko8nnnc/mlcc-smd-capacitors/samsung/</text:a>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pacitor, ceramic, X5R</text:p>
          </table:table-cell>
          <table:table-cell table:style-name="ce4" office:value-type="string" calcext:value-type="string">
            <text:p>&gt;= 10V</text:p>
          </table:table-cell>
          <table:table-cell table:style-name="ce22" office:value-type="string" calcext:value-type="string">
            <text:p>2.2u</text:p>
          </table:table-cell>
          <table:table-cell table:style-name="ce27" office:value-type="string" calcext:value-type="string">
            <text:p>0805</text:p>
          </table:table-cell>
          <table:table-cell table:style-name="ce4" office:value-type="string" calcext:value-type="string">
            <text:p>810-C2012X5R1A225K-2</text:p>
          </table:table-cell>
          <table:table-cell table:style-name="ce4" office:value-type="string" calcext:value-type="string">
            <text:p>TDK C2012X5R1A225K085AA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C12, C21, C32, C33, C34, C40, C41, C46</text:p>
          </table:table-cell>
          <table:table-cell table:style-name="ce4" office:value-type="string" calcext:value-type="string">
            <text:p><text:a xlink:href="https://www.tme.eu/fr/en/details/eee1ca100sr/smd-electrolytic-capacitors/panasonic/" xlink:type="simple">https://www.tme.eu/fr/en/details/eee1ca100sr/smd-electrolytic-capacitors/panasonic/</text:a>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apacitor, electrolytic</text:p>
          </table:table-cell>
          <table:table-cell table:style-name="ce4" office:value-type="string" calcext:value-type="string">
            <text:p>&gt;= 16V</text:p>
          </table:table-cell>
          <table:table-cell table:style-name="ce22" office:value-type="string" calcext:value-type="string">
            <text:p>10u</text:p>
          </table:table-cell>
          <table:table-cell table:style-name="ce4" office:value-type="string" calcext:value-type="string">
            <text:p>Panasonic A</text:p>
          </table:table-cell>
          <table:table-cell table:style-name="ce4" office:value-type="string" calcext:value-type="string">
            <text:p>647-UWX1C100MCL2</text:p>
          </table:table-cell>
          <table:table-cell table:style-name="ce4" office:value-type="string" calcext:value-type="string">
            <text:p>Nichicon UWX1C100MCL2GB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<text:a xlink:href="https://www.tme.eu/fr/en/details/eeefp1e220ar/smd-electrolytic-capacitors/panasonic/" xlink:type="simple">https://www.tme.eu/fr/en/details/eeefp1e220ar/smd-electrolytic-capacitors/panasonic/</text:a>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acitor, electrolytic</text:p>
          </table:table-cell>
          <table:table-cell table:style-name="ce4" office:value-type="string" calcext:value-type="string">
            <text:p>&gt;= 25V</text:p>
          </table:table-cell>
          <table:table-cell table:style-name="ce22" office:value-type="string" calcext:value-type="string">
            <text:p>22u</text:p>
          </table:table-cell>
          <table:table-cell table:style-name="ce4" office:value-type="string" calcext:value-type="string">
            <text:p>Panasonic C</text:p>
          </table:table-cell>
          <table:table-cell table:style-name="ce4" office:value-type="string" calcext:value-type="string">
            <text:p>667-EEE-FP1E220AR</text:p>
          </table:table-cell>
          <table:table-cell table:style-name="ce4" office:value-type="string" calcext:value-type="string">
            <text:p>EEE-FP1E220AR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C2, C3, C8</text:p>
          </table:table-cell>
          <table:table-cell table:style-name="ce4" office:value-type="string" calcext:value-type="string">
            <text:p><text:a xlink:href="https://www.tme.eu/fr/en/details/eeefk1v470p/smd-electrolytic-capacitors/panasonic/" xlink:type="simple">https://www.tme.eu/fr/en/details/eeefk1v470p/smd-electrolytic-capacitors/panasonic/</text:a>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pacitor, electrolytic</text:p>
          </table:table-cell>
          <table:table-cell table:style-name="ce4" office:value-type="string" calcext:value-type="string">
            <text:p>&gt;= 25V</text:p>
          </table:table-cell>
          <table:table-cell table:style-name="ce22" office:value-type="string" calcext:value-type="string">
            <text:p>47u</text:p>
          </table:table-cell>
          <table:table-cell table:style-name="ce4" office:value-type="string" calcext:value-type="string">
            <text:p>Panasonic D</text:p>
          </table:table-cell>
          <table:table-cell table:style-name="ce4" office:value-type="string" calcext:value-type="string">
            <text:p>667-EEE-FK1V470P</text:p>
          </table:table-cell>
          <table:table-cell table:style-name="ce4" office:value-type="string" calcext:value-type="string">
            <text:p>EEEFK1V470P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table:number-columns-repeated="6"/>
          <table:table-cell table:style-name="ce22"/>
          <table:table-cell table:style-name="ce4" table:number-columns-repeated="3"/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D1, D2</text:p>
          </table:table-cell>
          <table:table-cell table:style-name="ce4" office:value-type="string" calcext:value-type="string">
            <text:p><text:a xlink:href="https://www.tme.eu/fr/en/katalog/?queryPhrase=1N5819HW" xlink:type="simple">https://www.tme.eu/fr/en/katalog/?queryPhrase=1N5819HW</text:a>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N5819HW diode</text:p>
          </table:table-cell>
          <table:table-cell table:style-name="ce4"/>
          <table:table-cell table:style-name="ce22"/>
          <table:table-cell table:style-name="ce4" office:value-type="string" calcext:value-type="string">
            <text:p>SOD123</text:p>
          </table:table-cell>
          <table:table-cell table:style-name="ce4" office:value-type="string" calcext:value-type="string">
            <text:p>621-1N5819HW-F</text:p>
          </table:table-cell>
          <table:table-cell table:style-name="ce4" office:value-type="string" calcext:value-type="string">
            <text:p>Diodes Inc 1N5819HW-7-F</text:p>
          </table:table-cell>
          <table:table-cell table:style-name="ce34"/>
          <table:table-cell table:number-columns-repeated="16373"/>
        </table:table-row>
        <table:table-row table:style-name="ro4"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<text:a xlink:href="https://www.tme.eu/fr/en/katalog/?queryPhrase=BAT54s&amp;productListOrderBy=1000014&amp;onlyInStock=1" xlink:type="simple">https://www.tme.eu/fr/en/katalog/?queryPhrase=BAT54s&amp;productListOrderBy=1000014&amp;onlyInStock=1</text:a></text:p>
          </table:table-cell>
          <table:table-cell table:style-name="ce4"/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BAT54SLT1G diode</text:p>
          </table:table-cell>
          <table:table-cell table:style-name="ce18" table:number-columns-repeated="2"/>
          <table:table-cell table:style-name="ce18" office:value-type="string" calcext:value-type="string">
            <text:p>SOT23</text:p>
          </table:table-cell>
          <table:table-cell table:style-name="ce18" office:value-type="string" calcext:value-type="string">
            <text:p>863-BAT54SLT1G</text:p>
          </table:table-cell>
          <table:table-cell table:style-name="ce18" office:value-type="string" calcext:value-type="string">
            <text:p>ON Semi BAT54SLT1G (replaces BAT54S)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IC1</text:p>
          </table:table-cell>
          <table:table-cell table:style-name="ce4" office:value-type="string" calcext:value-type="string">
            <text:p><text:a xlink:href="https://www.tme.eu/fr/en/details/lm1117dt-3.3_nopb/ldo-fixed-voltage-regulators/texas-instruments/" xlink:type="simple">https://www.tme.eu/fr/en/details/lm1117dt-3.3_nopb/ldo-fixed-voltage-regulators/texas-instruments/</text:a>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1117-3.3V LDO Vreg</text:p>
          </table:table-cell>
          <table:table-cell/>
          <table:table-cell table:style-name="ce22" office:value-type="string" calcext:value-type="string">
            <text:p>3.3V</text:p>
          </table:table-cell>
          <table:table-cell table:style-name="ce4" office:value-type="string" calcext:value-type="string">
            <text:p>TO252</text:p>
          </table:table-cell>
          <table:table-cell table:style-name="ce4" office:value-type="string" calcext:value-type="string">
            <text:p>926-LM1117DT-3.3NOPB</text:p>
          </table:table-cell>
          <table:table-cell table:style-name="ce4" office:value-type="string" calcext:value-type="string">
            <text:p>National LM1117DT-3.3/NOPB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IC2</text:p>
          </table:table-cell>
          <table:table-cell table:style-name="ce4" office:value-type="string" calcext:value-type="string">
            <text:p><text:a xlink:href="https://www.tme.eu/fr/en/katalog/?queryPhrase=STM32F405RGT6" xlink:type="simple">https://www.tme.eu/fr/en/katalog/?queryPhrase=STM32F405RGT6</text:a>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M32F405RGT6</text:p>
          </table:table-cell>
          <table:table-cell/>
          <table:table-cell table:style-name="ce23"/>
          <table:table-cell table:style-name="ce4" office:value-type="string" calcext:value-type="string">
            <text:p>TQFP64</text:p>
          </table:table-cell>
          <table:table-cell table:style-name="ce4" office:value-type="string" calcext:value-type="string">
            <text:p>511-STM32F405RGT6</text:p>
          </table:table-cell>
          <table:table-cell table:style-name="ce4" office:value-type="string" calcext:value-type="string">
            <text:p>ST STM32F405RGT6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IC3</text:p>
          </table:table-cell>
          <table:table-cell table:style-name="ce4" office:value-type="string" calcext:value-type="string">
            <text:p><text:a xlink:href="https://www.tme.eu/fr/en/details/lm4040cym3-2.5-tr/reference-voltage-sources-circuits/microchip-technology/" xlink:type="simple">https://www.tme.eu/fr/en/details/lm4040cym3-2.5-tr/reference-voltage-sources-circuits/microchip-technology/</text:a>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4040 Shunt Vref</text:p>
          </table:table-cell>
          <table:table-cell table:style-name="ce4" office:value-type="string" calcext:value-type="string">
            <text:p>A, B or C grade</text:p>
          </table:table-cell>
          <table:table-cell table:style-name="ce22" office:value-type="string" calcext:value-type="string">
            <text:p>10V</text:p>
          </table:table-cell>
          <table:table-cell table:style-name="ce4" office:value-type="string" calcext:value-type="string">
            <text:p>SOT23</text:p>
          </table:table-cell>
          <table:table-cell table:style-name="ce4" office:value-type="string" calcext:value-type="string">
            <text:p>595-LM4040C10IDBZR</text:p>
          </table:table-cell>
          <table:table-cell table:style-name="ce4" office:value-type="string" calcext:value-type="string">
            <text:p>Texas Instruments LM4040C10IDBZ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IC4</text:p>
          </table:table-cell>
          <table:table-cell table:style-name="ce4" office:value-type="string" calcext:value-type="string">
            <text:p><text:a xlink:href="https://www.tme.eu/fr/en/katalog/decoders-multiplexers-switches_113424/?params=35:1491030_case:tssop16&amp;queryPhrase=4051&amp;productListOrderBy=1000014" xlink:type="simple">https://www.tme.eu/fr/en/katalog/decoders-multiplexers-switches_113424/?params=35:1491030_case:tssop16&amp;queryPhrase=4051&amp;productListOrderBy=1000014</text:a>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D4051 8-1 multiplexer</text:p>
          </table:table-cell>
          <table:table-cell/>
          <table:table-cell table:style-name="ce23"/>
          <table:table-cell table:style-name="ce4" office:value-type="string" calcext:value-type="string">
            <text:p>TSSOP16</text:p>
          </table:table-cell>
          <table:table-cell table:style-name="ce4" office:value-type="string" calcext:value-type="string">
            <text:p>595-CD4051BPWR</text:p>
          </table:table-cell>
          <table:table-cell table:style-name="ce4" office:value-type="string" calcext:value-type="string">
            <text:p>CD4051BPWR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IC5</text:p>
          </table:table-cell>
          <table:table-cell table:style-name="ce4" office:value-type="string" calcext:value-type="string">
            <text:p><text:a xlink:href="https://www.tme.eu/fr/en/details/mcp6002-e_sn/smd-operational-amplifiers/microchip-technology/" xlink:type="simple">https://www.tme.eu/fr/en/details/mcp6002-e_sn/smd-operational-amplifiers/microchip-technology/</text:a></text:p>
          </table:table-cell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MCP6002 dual op-amp R2R IO</text:p>
          </table:table-cell>
          <table:table-cell table:style-name="ce16"/>
          <table:table-cell table:style-name="ce24"/>
          <table:table-cell table:style-name="ce16" office:value-type="string" calcext:value-type="string">
            <text:p>SOIC8</text:p>
          </table:table-cell>
          <table:table-cell table:style-name="ce16" office:value-type="string" calcext:value-type="string">
            <text:p>579-MCP6002-I/SN</text:p>
          </table:table-cell>
          <table:table-cell table:style-name="ce16" office:value-type="string" calcext:value-type="string">
            <text:p>MCP6002-I/SN</text:p>
          </table:table-cell>
          <table:table-cell table:style-name="ce34"/>
          <table:table-cell table:number-columns-repeated="16373"/>
        </table:table-row>
        <table:table-row table:style-name="ro5">
          <table:table-cell table:style-name="ce4" office:value-type="string" calcext:value-type="string">
            <text:p>IC6</text:p>
          </table:table-cell>
          <table:table-cell table:style-name="ce11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M8731 audio codec</text:p>
          </table:table-cell>
          <table:table-cell/>
          <table:table-cell table:style-name="ce23"/>
          <table:table-cell table:style-name="ce4" office:value-type="string" calcext:value-type="string">
            <text:p>SSOP28</text:p>
          </table:table-cell>
          <table:table-cell table:style-name="ce4" office:value-type="string" calcext:value-type="string">
            <text:p>238-WM8731SEDS/V</text:p>
          </table:table-cell>
          <table:table-cell table:style-name="ce35" office:value-type="string" calcext:value-type="string">
            <text:p>Wolfson micro WM8731SEDS/V</text:p>
            <text:p/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IC7</text:p>
          </table:table-cell>
          <table:table-cell table:style-name="ce4" office:value-type="string" calcext:value-type="string">
            <text:p><text:a xlink:href="https://www.tme.eu/fr/en/details/mcp6004-i_sl/smd-operational-amplifiers/microchip-technology/" xlink:type="simple">https://www.tme.eu/fr/en/details/mcp6004-i_sl/smd-operational-amplifiers/microchip-technology/</text:a>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CP6004 quad op-amp R2R IO</text:p>
          </table:table-cell>
          <table:table-cell table:style-name="ce4"/>
          <table:table-cell table:style-name="ce22"/>
          <table:table-cell table:style-name="ce4" office:value-type="string" calcext:value-type="string">
            <text:p>SOIC14</text:p>
          </table:table-cell>
          <table:table-cell table:style-name="ce4" office:value-type="string" calcext:value-type="string">
            <text:p>579-MCP6004-I/SL</text:p>
          </table:table-cell>
          <table:table-cell table:style-name="ce4" office:value-type="string" calcext:value-type="string">
            <text:p>MCP6004-I/SL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IC8</text:p>
          </table:table-cell>
          <table:table-cell table:style-name="ce4" office:value-type="string" calcext:value-type="string">
            <text:p><text:a xlink:href="https://www.tme.eu/fr/en/details/tl072biydt/smd-operational-amplifiers/stmicroelectronics/" xlink:type="simple">https://www.tme.eu/fr/en/details/tl072biydt/smd-operational-amplifiers/stmicroelectronics/</text:a>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TL072 dual op-amp</text:p>
          </table:table-cell>
          <table:table-cell table:style-name="ce18" table:number-columns-repeated="2"/>
          <table:table-cell table:style-name="ce18" office:value-type="string" calcext:value-type="string">
            <text:p>SOIC8</text:p>
          </table:table-cell>
          <table:table-cell table:style-name="ce18" office:value-type="string" calcext:value-type="string">
            <text:p>595-TL072CD</text:p>
          </table:table-cell>
          <table:table-cell table:style-name="ce18"/>
          <table:table-cell table:number-columns-repeated="16374"/>
        </table:table-row>
        <table:table-row table:style-name="ro2">
          <table:table-cell table:style-name="ce4" office:value-type="string" calcext:value-type="string">
            <text:p>Q1</text:p>
          </table:table-cell>
          <table:table-cell table:style-name="ce11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8 MHz quartz</text:p>
          </table:table-cell>
          <table:table-cell table:style-name="ce4" office:value-type="string" calcext:value-type="string">
            <text:p>Capa 18pF</text:p>
          </table:table-cell>
          <table:table-cell table:style-name="ce23"/>
          <table:table-cell table:style-name="ce4" office:value-type="string" calcext:value-type="string">
            <text:p>HC49</text:p>
          </table:table-cell>
          <table:table-cell table:style-name="ce4" office:value-type="string" calcext:value-type="string">
            <text:p>815-ABLS2-8-D4Y-T</text:p>
          </table:table-cell>
          <table:table-cell table:style-name="ce4" office:value-type="string" calcext:value-type="string">
            <text:p>Abracon ABLS2-8.000MHZ-D4Y-T</text:p>
          </table:table-cell>
          <table:table-cell table:style-name="ce34"/>
          <table:table-cell table:number-columns-repeated="16373"/>
        </table:table-row>
        <table:table-row table:style-name="ro2"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<text:a xlink:href="https://www.tme.eu/fr/en/katalog/?queryPhrase=MMBT3904&amp;onlyInStock=1" xlink:type="simple">https://www.tme.eu/fr/en/katalog/?queryPhrase=MMBT3904&amp;onlyInStock=1</text:a>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NPN transistor MMBT3904</text:p>
          </table:table-cell>
          <table:table-cell table:style-name="ce16"/>
          <table:table-cell table:style-name="ce24"/>
          <table:table-cell table:style-name="ce16" office:value-type="string" calcext:value-type="string">
            <text:p>SOT23</text:p>
          </table:table-cell>
          <table:table-cell table:style-name="ce16" office:value-type="string" calcext:value-type="string">
            <text:p>863-MMBT3904LT1G</text:p>
          </table:table-cell>
          <table:table-cell table:style-name="ce16" office:value-type="string" calcext:value-type="string">
            <text:p>On Semi MMBT3904LT1G</text:p>
          </table:table-cell>
          <table:table-cell table:style-name="ce16" office:value-type="string" calcext:value-type="string">
            <text:p>Fairchild MMBT390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3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.288 MHz quartz</text:p>
          </table:table-cell>
          <table:table-cell office:value-type="string" calcext:value-type="string">
            <text:p>Capa 18pF</text:p>
          </table:table-cell>
          <table:table-cell/>
          <table:table-cell office:value-type="string" calcext:value-type="string">
            <text:p>HC49</text:p>
          </table:table-cell>
          <table:table-cell office:value-type="string" calcext:value-type="string">
            <text:p>815-ABLS2-12.2-D4Y-T</text:p>
          </table:table-cell>
          <table:table-cell table:style-name="ce4" office:value-type="string" calcext:value-type="string">
            <text:p>Abracon ABLS2-12.288MHZ-D4Y-T</text:p>
          </table:table-cell>
          <table:table-cell table:style-name="ce34"/>
          <table:table-cell table:number-columns-repeated="16373"/>
        </table:table-row>
        <table:table-row table:style-name="ro2">
          <table:table-cell office:value-type="string" calcext:value-type="string">
            <text:p>L1, L2, L3</text:p>
          </table:table-cell>
          <table:table-cell office:value-type="string" calcext:value-type="string">
            <text:p><text:a xlink:href="https://www.tme.eu/fr/en/details/mmz1608y102bta00/ferrite-beads/tdk/" xlink:type="simple">https://www.tme.eu/fr/en/details/mmz1608y102bta00/ferrite-beads/tdk/</text:a>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MI Filter Bead</text:p>
          </table:table-cell>
          <table:table-cell office:value-type="string" calcext:value-type="string">
            <text:p>&gt;= 1k ohm, 300mA</text:p>
          </table:table-cell>
          <table:table-cell/>
          <table:table-cell table:style-name="ce4" table:formula="of:=&quot;0603&quot;" office:value-type="string" office:string-value="0603" calcext:value-type="string">
            <text:p>0603</text:p>
          </table:table-cell>
          <table:table-cell table:style-name="ce29" office:value-type="string" calcext:value-type="string">
            <text:p>710-742792664</text:p>
          </table:table-cell>
          <table:table-cell table:style-name="ce4" office:value-type="string" calcext:value-type="string">
            <text:p>Wurth Electronics 742792664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SW3, SW4</text:p>
          </table:table-cell>
          <table:table-cell table:style-name="ce4" office:value-type="string" calcext:value-type="string">
            <text:p><text:a xlink:href="https://www.tme.eu/fr/en/katalog/?queryPhrase=EVQ-Q2K01W" xlink:type="simple">https://www.tme.eu/fr/en/katalog/?queryPhrase=EVQ-Q2K01W</text:a>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witch, 6mm, SMT</text:p>
          </table:table-cell>
          <table:table-cell/>
          <table:table-cell table:style-name="ce23"/>
          <table:table-cell table:style-name="ce4" office:value-type="string" calcext:value-type="string">
            <text:p>6mm x 6mm</text:p>
          </table:table-cell>
          <table:table-cell table:style-name="ce4" office:value-type="string" calcext:value-type="string">
            <text:p>667-EVQ-Q2K01W</text:p>
          </table:table-cell>
          <table:table-cell table:style-name="ce4" office:value-type="string" calcext:value-type="string">
            <text:p>Panasonic EVQ-Q2K01W</text:p>
          </table:table-cell>
          <table:table-cell table:number-columns-repeated="16374"/>
        </table:table-row>
        <table:table-row table:style-name="ro3">
          <table:table-cell table:style-name="ce6" office:value-type="string" calcext:value-type="string" table:number-columns-spanned="9" table:number-rows-spanned="1">
            <text:p>PTH parts, top side</text:p>
          </table:table-cell>
          <table:covered-table-cell table:number-columns-repeated="8" table:style-name="ce6"/>
          <table:table-cell table:style-name="ce36"/>
          <table:table-cell table:style-name="ce40"/>
          <table:table-cell table:number-columns-repeated="16373"/>
        </table:table-row>
        <table:table-row table:style-name="ro6">
          <table:table-cell table:style-name="ce4" office:value-type="string" calcext:value-type="string">
            <text:p>J1, J2, J3, J4, J5, J6, J7, J8, J9, J10</text:p>
          </table:table-cell>
          <table:table-cell table:style-name="ce4" office:value-type="string" calcext:value-type="string">
            <text:p><text:a xlink:href="https://www.thonk.co.uk/shop/3-5mm-jacks/" xlink:type="simple">https://www.thonk.co.uk/shop/3-5mm-jacks/</text:a>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ertical jack connector</text:p>
          </table:table-cell>
          <table:table-cell table:number-columns-repeated="4"/>
          <table:table-cell table:style-name="ce35" office:value-type="string" calcext:value-type="string">
            <text:p>PJ-301-M-12</text:p>
          </table:table-cell>
          <table:table-cell table:number-columns-repeated="1017"/>
          <table:table-cell table:style-name="ce5" table:number-columns-repeated="15357"/>
        </table:table-row>
        <table:table-row table:style-name="ro6">
          <table:table-cell table:style-name="ce4" office:value-type="string" calcext:value-type="string">
            <text:p>R45, R46, R47, R48, R49</text:p>
          </table:table-cell>
          <table:table-cell table:style-name="ce13" office:value-type="string" calcext:value-type="string">
            <text:p><text:a xlink:href="https://www.thonk.co.uk/shop/ttpots/" xlink:type="simple">https://www.thonk.co.uk/shop/ttpots/</text:a>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0k linear pot, 25mm shaft with marker</text:p>
          </table:table-cell>
          <table:table-cell table:number-columns-repeated="2"/>
          <table:table-cell office:value-type="string" calcext:value-type="string">
            <text:p>ttpot</text:p>
          </table:table-cell>
          <table:table-cell table:style-name="ce4"/>
          <table:table-cell table:style-name="ce13" office:value-type="string" calcext:value-type="string">
            <text:p><text:a xlink:href="https://www.thonk.co.uk/shop/ttpots/" xlink:type="simple">https://www.thonk.co.uk/shop/ttpots/</text:a></text:p>
          </table:table-cell>
          <table:table-cell table:style-name="ce4"/>
          <table:table-cell table:number-columns-repeated="1016"/>
          <table:table-cell table:style-name="ce5" table:number-columns-repeated="15357"/>
        </table:table-row>
        <table:table-row table:style-name="ro7">
          <table:table-cell table:style-name="ce4" office:value-type="string" calcext:value-type="string">
            <text:p>R9, R10, R28, R29, R30</text:p>
          </table:table-cell>
          <table:table-cell table:style-name="Default" office:value-type="string" calcext:value-type="string">
            <text:p><text:a xlink:href="https://www.thonk.co.uk/shop/alpha-9mm-pots/" xlink:type="simple">https://www.thonk.co.uk/shop/alpha-9mm-pots/</text:a>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0k linear pot, 15mm shaft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/>
          <table:table-cell table:style-name="Default" office:value-type="string" calcext:value-type="string">
            <text:p><text:a xlink:href="https://www.thonk.co.uk/shop/alpha-9mm-pots/" xlink:type="simple">https://www.thonk.co.uk/shop/alpha-9mm-pots/</text:a></text:p>
          </table:table-cell>
          <table:table-cell table:number-columns-repeated="1017"/>
          <table:table-cell table:style-name="ce5" table:number-columns-repeated="15357"/>
        </table:table-row>
        <table:table-row table:style-name="ro2">
          <table:table-cell table:style-name="ce4" office:value-type="string" calcext:value-type="string">
            <text:p>LED1, LED2</text:p>
          </table:table-cell>
          <table:table-cell table:style-name="ce4" office:value-type="string" calcext:value-type="string">
            <text:p><text:a xlink:href="https://www.tme.eu/fr/en/details/l-115vegw/tht-leds-round/kingbright-electronic/" xlink:type="simple">https://www.tme.eu/fr/en/details/l-115vegw/tht-leds-round/kingbright-electronic/</text:a></text:p>
          </table:table-cell>
          <table:table-cell table:style-name="ce4" office:value-type="string" calcext:value-type="string">
            <text:p><text:a xlink:href="https://eu.mouser.com/ProductDetail/Kingbright/WP115VEGW?qs=58z0TXQGVSQe%2FVnyoskf7A%3D%3D" xlink:type="simple">https://eu.mouser.com/ProductDetail/Kingbright/WP115VEGW?qs=58z0TXQGVSQe%2FVnyoskf7A%3D%3D</text:a>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D, Red/Green, 3 terminals, common K</text:p>
          </table:table-cell>
          <table:table-cell table:number-columns-repeated="2"/>
          <table:table-cell table:style-name="ce4" office:value-type="string" calcext:value-type="string">
            <text:p>3 terminals</text:p>
          </table:table-cell>
          <table:table-cell table:style-name="ce4" office:value-type="string" calcext:value-type="string">
            <text:p>604-WP115VEGW</text:p>
          </table:table-cell>
          <table:table-cell table:style-name="ce4"/>
          <table:table-cell table:number-columns-repeated="16374"/>
        </table:table-row>
        <table:table-row table:style-name="ro6">
          <table:table-cell table:style-name="ce4" office:value-type="string" calcext:value-type="string">
            <text:p>SW1, SW2</text:p>
          </table:table-cell>
          <table:table-cell table:style-name="ce4" office:value-type="string" calcext:value-type="string">
            <text:p><text:a xlink:href="https://www.tme.eu/fr/en/details/tl1105spf250q/microswitches-tact/e-switch/" xlink:type="simple">https://www.tme.eu/fr/en/details/tl1105spf250q/microswitches-tact/e-switch/</text:a></text:p>
          </table:table-cell>
          <table:table-cell table:style-name="ce4" office:value-type="string" calcext:value-type="string">
            <text:p><text:a xlink:href="https://eu.mouser.com/ProductDetail/E-Switch/TL1105SPF250Q?qs=7Bi7Dg8SEnyQICoiG57%2FxQ%3D%3D" xlink:type="simple">https://eu.mouser.com/ProductDetail/E-Switch/TL1105SPF250Q?qs=7Bi7Dg8SEnyQICoiG57%2FxQ%3D%3D</text:a>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witch, 6mm</text:p>
          </table:table-cell>
          <table:table-cell table:number-columns-repeated="3"/>
          <table:table-cell table:style-name="ce4" office:value-type="string" calcext:value-type="string">
            <text:p>612-TL1105SP-250</text:p>
          </table:table-cell>
          <table:table-cell table:style-name="ce4"/>
          <table:table-cell table:number-columns-repeated="1017"/>
          <table:table-cell table:style-name="ce5" table:number-columns-repeated="15357"/>
        </table:table-row>
        <table:table-row table:style-name="ro6">
          <table:table-cell table:style-name="ce4" office:value-type="string" calcext:value-type="string">
            <text:p>SW1, SW2</text:p>
          </table:table-cell>
          <table:table-cell table:style-name="ce4" office:value-type="string" calcext:value-type="string">
            <text:p><text:a xlink:href="https://www.tme.eu/fr/en/details/1rblk/microswitches-tact/e-switch/" xlink:type="simple">https://www.tme.eu/fr/en/details/1rblk/microswitches-tact/e-switch/</text:a>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p for switch</text:p>
          </table:table-cell>
          <table:table-cell table:number-columns-repeated="3"/>
          <table:table-cell table:style-name="ce4" office:value-type="string" calcext:value-type="string">
            <text:p>612-1R-BK</text:p>
          </table:table-cell>
          <table:table-cell table:style-name="ce4"/>
          <table:table-cell table:number-columns-repeated="1017"/>
          <table:table-cell table:style-name="ce5" table:number-columns-repeated="15357"/>
        </table:table-row>
        <table:table-row table:style-name="ro2">
          <table:table-cell table:style-name="ce7" office:value-type="string" calcext:value-type="string">
            <text:p>PTH parts, bottom side</text:p>
          </table:table-cell>
          <table:table-cell table:style-name="ce7" table:number-columns-repeated="5"/>
          <table:table-cell table:style-name="ce25"/>
          <table:table-cell table:style-name="ce7"/>
          <table:table-cell table:style-name="ce30"/>
          <table:table-cell table:style-name="ce36"/>
          <table:table-cell table:style-name="ce40"/>
          <table:table-cell table:number-columns-repeated="16373"/>
        </table:table-row>
        <table:table-row table:style-name="ro6">
          <table:table-cell table:style-name="ce4" office:value-type="string" calcext:value-type="string">
            <text:p>JP1 / JTAG</text:p>
          </table:table-cell>
          <table:table-cell table:style-name="ce14" office:value-type="string" calcext:value-type="string">
            <text:p><text:a xlink:href="https://www.tme.eu/fr/en/details/20021111-00010t4lf/pin-headers/amphenol-communications-solutions/" xlink:type="simple">https://www.tme.eu/fr/en/details/20021111-00010t4lf/pin-headers/amphenol-communications-solutions/</text:a></text:p>
          </table:table-cell>
          <table:table-cell table:style-name="ce4" office:value-type="string" calcext:value-type="string">
            <text:p><text:a xlink:href="https://eu.mouser.com/ProductDetail/Amphenol-FCI/20021111-00010T4LF?qs=nwYJ12Fl9gR8B5xkaYs9gA%3D%3D" xlink:type="simple">https://eu.mouser.com/ProductDetail/Amphenol-FCI/20021111-00010T4LF?qs=nwYJ12Fl9gR8B5xkaYs9gA%3D%3D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x5 male header, 1.27mm pitch</text:p>
          </table:table-cell>
          <table:table-cell table:number-columns-repeated="3"/>
          <table:table-cell table:style-name="ce4" office:value-type="string" calcext:value-type="string">
            <text:p>649-221111-00010T4LF</text:p>
          </table:table-cell>
          <table:table-cell table:style-name="ce16"/>
          <table:table-cell table:number-columns-repeated="1017"/>
          <table:table-cell table:style-name="ce5" table:number-columns-repeated="15357"/>
        </table:table-row>
        <table:table-row table:style-name="ro2">
          <table:table-cell table:style-name="ce4" office:value-type="string" calcext:value-type="string">
            <text:p>JP3</text:p>
          </table:table-cell>
          <table:table-cell table:style-name="ce11" office:value-type="string" calcext:value-type="string">
            <text:p><text:a xlink:href="https://www.tme.eu/fr/en/details/zl201-40g/pin-headers/connfly/ds1021-1-40sf11-b/" xlink:type="simple">https://www.tme.eu/fr/en/details/zl201-40g/pin-headers/connfly/ds1021-1-40sf11-b/</text:a></text:p>
          </table:table-cell>
          <table:table-cell table:style-name="ce4" office:value-type="string" calcext:value-type="string">
            <text:p><text:a xlink:href="https://eu.mouser.com/ProductDetail/Amphenol-FCI/67996-410HLF?qs=zh4O8xspOuwbKnFc36XPfA%3D%3D" xlink:type="simple">https://eu.mouser.com/ProductDetail/Amphenol-FCI/67996-410HLF?qs=zh4O8xspOuwbKnFc36XPfA%3D%3D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x5 male header, 2.54mm pitch</text:p>
          </table:table-cell>
          <table:table-cell table:style-name="ce4" table:number-columns-repeated="3"/>
          <table:table-cell table:style-name="ce4" office:value-type="string" calcext:value-type="string">
            <text:p>649-67996-410HLF</text:p>
          </table:table-cell>
          <table:table-cell table:style-name="ce4" table:number-columns-repeated="2"/>
          <table:table-cell table:number-columns-repeated="16373"/>
        </table:table-row>
        <table:table-row table:style-name="ro7">
          <table:table-cell table:style-name="ce4" office:value-type="string" calcext:value-type="string">
            <text:p>JP2 / FTDI</text:p>
          </table:table-cell>
          <table:table-cell table:style-name="ce11"/>
          <table:table-cell table:style-name="Default" office:value-type="string" calcext:value-type="string">
            <text:p><text:a xlink:href="https://eu.mouser.com/c/?q=649-68002-106HLF" xlink:type="simple">https://eu.mouser.com/c/?q=649-68002-106HLF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6 male header, 2.54mm pitch</text:p>
          </table:table-cell>
          <table:table-cell table:number-columns-repeated="3"/>
          <table:table-cell table:style-name="ce4" office:value-type="string" calcext:value-type="string">
            <text:p>649-68002-106HLF</text:p>
          </table:table-cell>
          <table:table-cell table:style-name="ce4"/>
          <table:table-cell table:number-columns-repeated="1017"/>
          <table:table-cell table:style-name="ce5" table:number-columns-repeated="15357"/>
        </table:table-row>
        <table:table-row table:style-name="ro2">
          <table:table-cell table:style-name="ce7" office:value-type="string" calcext:value-type="string">
            <text:p>PCB Specifications</text:p>
          </table:table-cell>
          <table:table-cell table:style-name="ce7" table:number-columns-repeated="2"/>
          <table:table-cell table:style-name="ce17" table:number-columns-repeated="2"/>
          <table:table-cell table:style-name="ce20" table:number-columns-repeated="3"/>
          <table:table-cell table:style-name="ce17" table:number-columns-repeated="2"/>
          <table:table-cell table:style-name="ce20"/>
          <table:table-cell table:number-columns-repeated="16373"/>
        </table:table-row>
        <table:table-row table:style-name="ro2">
          <table:table-cell table:style-name="ce8" office:value-type="string" calcext:value-type="string">
            <text:p>PCB</text:p>
          </table:table-cell>
          <table:table-cell table:style-name="ce8" table:number-columns-repeated="3"/>
          <table:table-cell table:style-name="ce8" office:value-type="string" calcext:value-type="string">
            <text:p>106.7 x 69.2</text:p>
          </table:table-cell>
          <table:table-cell table:style-name="ce8"/>
          <table:table-cell table:style-name="ce26"/>
          <table:table-cell table:style-name="ce8"/>
          <table:table-cell table:style-name="ce31"/>
          <table:table-cell table:style-name="ce37"/>
          <table:table-cell table:style-name="ce8"/>
          <table:table-cell table:number-columns-repeated="16373"/>
        </table:table-row>
        <table:table-row table:style-name="ro2">
          <table:table-cell table:number-columns-repeated="3"/>
          <table:table-cell table:formula="of:=SUM([.D1:.D58])" office:value-type="float" office:value="144" calcext:value-type="float">
            <text:p>144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t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uro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iexpre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uro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on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uro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c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ros</text:p>
          </table:table-cell>
          <table:table-cell table:number-columns-repeated="16381"/>
        </table:table-row>
        <table:table-row table:style-name="ro2">
          <table:table-cell table:style-name="Default" office:value-type="string" calcext:value-type="string">
            <text:p>panel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euros</text:p>
          </table:table-cell>
          <table:table-cell table:number-columns-repeated="16381"/>
        </table:table-row>
        <table:table-row table:style-name="ro2">
          <table:table-cell/>
          <table:table-cell table:style-name="Default" table:number-columns-repeated="3"/>
          <table:table-cell table:style-name="ce19" table:formula="of:=SUM([.B63:.B68])" office:value-type="float" office:value="135" calcext:value-type="float">
            <text:p>135,00</text:p>
          </table:table-cell>
          <table:table-cell table:number-columns-repeated="16379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5" number:min-decimal-places="15" number:min-integer-digits="1" number:grouping="true"/>
    </number:number-style>
    <style:style style:name="Default" style:family="table-cell">
      <style:table-cell-properties style:rotation-align="none" style:vertical-align="middle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ings_20_v3.0" style:display-name="PageStyle_Rings v3.0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5-04-13T15:48:43.709964675</dc:date>
    <meta:editing-cycles>5</meta:editing-cycles>
    <meta:editing-duration>PT1H48M51S</meta:editing-duration>
    <meta:generator>LibreOffice/24.2.0.3$MacOSX_X86_64 LibreOffice_project/da48488a73ddd66ea24cf16bbc4f7b9c08e9bea1</meta:generator>
    <meta:document-statistic meta:table-count="1" meta:cell-count="38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